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helvetica" svg:font-family="helvetica, arial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1d63c"/>
    </style:style>
    <style:style style:name="P2" style:family="paragraph" style:parent-style-name="Standard">
      <style:text-properties officeooo:paragraph-rsid="000304c1"/>
    </style:style>
    <style:style style:name="P3" style:family="paragraph" style:parent-style-name="Standard">
      <style:text-properties officeooo:paragraph-rsid="00048411"/>
    </style:style>
    <style:style style:name="P4" style:family="paragraph" style:parent-style-name="Standard">
      <style:text-properties officeooo:paragraph-rsid="0004bea6"/>
    </style:style>
    <style:style style:name="P5" style:family="paragraph" style:parent-style-name="Standard">
      <style:text-properties officeooo:paragraph-rsid="0007cbb6"/>
    </style:style>
    <style:style style:name="P6" style:family="paragraph" style:parent-style-name="Standard">
      <style:text-properties fo:font-style="italic" style:text-underline-style="solid" style:text-underline-width="auto" style:text-underline-color="font-color" officeooo:paragraph-rsid="0001d63c" style:font-style-asian="italic"/>
    </style:style>
    <style:style style:name="P7" style:family="paragraph" style:parent-style-name="Standard">
      <style:text-properties fo:font-style="italic" style:text-underline-style="solid" style:text-underline-width="auto" style:text-underline-color="font-color" officeooo:paragraph-rsid="000304c1" style:font-style-asian="italic"/>
    </style:style>
    <style:style style:name="P8" style:family="paragraph" style:parent-style-name="Standard">
      <style:text-properties fo:language="en" fo:country="GB" officeooo:rsid="0007cbb6" officeooo:paragraph-rsid="0007cbb6"/>
    </style:style>
    <style:style style:name="P9" style:family="paragraph" style:parent-style-name="Standard">
      <style:text-properties fo:background-color="#ffff00"/>
    </style:style>
    <style:style style:name="P10" style:family="paragraph" style:parent-style-name="Standard">
      <style:text-properties fo:language="bg" fo:country="BG"/>
    </style:style>
    <style:style style:name="P11" style:family="paragraph" style:parent-style-name="Standard">
      <style:text-properties fo:language="bg" fo:country="BG" officeooo:rsid="001875c8" officeooo:paragraph-rsid="001875c8"/>
    </style:style>
    <style:style style:name="P12" style:family="paragraph" style:parent-style-name="Standard">
      <style:text-properties fo:language="bg" fo:country="BG" officeooo:rsid="001875c8" officeooo:paragraph-rsid="001a6828"/>
    </style:style>
    <style:style style:name="P13" style:family="paragraph" style:parent-style-name="Standard">
      <style:text-properties fo:language="bg" fo:country="BG" officeooo:rsid="001a6828" officeooo:paragraph-rsid="001a6828"/>
    </style:style>
    <style:style style:name="P14" style:family="paragraph" style:parent-style-name="Standard">
      <style:text-properties fo:language="bg" fo:country="BG" officeooo:rsid="001acf4a" officeooo:paragraph-rsid="001caac5"/>
    </style:style>
    <style:style style:name="P15" style:family="paragraph" style:parent-style-name="Standard">
      <style:paragraph-properties fo:margin-left="0.5in" fo:margin-right="0in" fo:text-indent="0in" style:auto-text-indent="false"/>
      <style:text-properties officeooo:paragraph-rsid="0007aea9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style="italic" style:text-underline-style="solid" style:text-underline-width="auto" style:text-underline-color="font-color" officeooo:paragraph-rsid="000fd296" style:font-style-asian="italic"/>
    </style:style>
    <style:style style:name="P17" style:family="paragraph" style:parent-style-name="Standard">
      <style:paragraph-properties fo:margin-left="0in" fo:margin-right="0in" fo:text-indent="0in" style:auto-text-indent="false"/>
      <style:text-properties officeooo:paragraph-rsid="000a7d63"/>
    </style:style>
    <style:style style:name="P18" style:family="paragraph" style:parent-style-name="Standard">
      <style:paragraph-properties fo:margin-left="0in" fo:margin-right="0in" fo:text-indent="0in" style:auto-text-indent="false"/>
      <style:text-properties officeooo:paragraph-rsid="000fd296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font-style="italic" style:text-underline-style="solid" style:text-underline-width="auto" style:text-underline-color="font-color" officeooo:paragraph-rsid="0015dba5" style:font-size-asian="12pt" style:font-style-asian="italic" style:font-size-complex="12pt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language="bg" fo:country="BG" officeooo:rsid="0014dedb" officeooo:paragraph-rsid="0014dedb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language="bg" fo:country="BG" officeooo:rsid="0014dedb" officeooo:paragraph-rsid="001875c8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language="bg" fo:country="BG" officeooo:rsid="0015dba5" officeooo:paragraph-rsid="0015dba5"/>
    </style:style>
    <style:style style:name="P23" style:family="paragraph" style:parent-style-name="Standard">
      <style:paragraph-properties fo:margin-left="0in" fo:margin-right="0in" fo:text-indent="0in" style:auto-text-indent="false"/>
      <style:text-properties officeooo:paragraph-rsid="001875c8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style="italic" style:text-underline-style="solid" style:text-underline-width="auto" style:text-underline-color="font-color" officeooo:paragraph-rsid="000fd296" style:font-style-asian="italic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style="italic" style:text-underline-style="solid" style:text-underline-width="auto" style:text-underline-color="font-color" officeooo:paragraph-rsid="000a7d63" style:font-style-asian="italic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font-style="italic" style:text-underline-style="solid" style:text-underline-width="auto" style:text-underline-color="font-color" officeooo:paragraph-rsid="001875c8" style:font-style-asian="italic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language="en" fo:country="GB" fo:font-style="italic" style:text-underline-style="solid" style:text-underline-width="auto" style:text-underline-color="font-color" officeooo:rsid="000fd296" officeooo:paragraph-rsid="000fd296" style:font-style-asian="italic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language="en" fo:country="GB" fo:font-style="italic" style:text-underline-style="solid" style:text-underline-width="auto" style:text-underline-color="font-color" officeooo:paragraph-rsid="00203cab" style:font-style-asian="italic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language="en" fo:country="GB" officeooo:rsid="0015dba5" officeooo:paragraph-rsid="0014dedb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language="en" fo:country="GB" officeooo:paragraph-rsid="00203cab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en" fo:country="GB" fo:font-style="italic" style:text-underline-style="solid" style:text-underline-width="auto" style:text-underline-color="font-color" officeooo:rsid="001caac5" officeooo:paragraph-rsid="001f9e5e" style:font-size-asian="12pt" style:font-style-asian="italic" style:font-size-complex="12pt"/>
    </style:style>
    <style:style style:name="P32" style:family="paragraph" style:parent-style-name="Standard">
      <style:paragraph-properties fo:margin-left="0in" fo:margin-right="0in" fo:text-indent="0in" style:auto-text-indent="false"/>
      <style:text-properties officeooo:paragraph-rsid="00203cab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language="bg" fo:country="BG" officeooo:rsid="0014dedb" officeooo:paragraph-rsid="00203cab"/>
    </style:style>
    <style:style style:name="P34" style:family="paragraph" style:parent-style-name="Standard">
      <style:text-properties fo:language="en" fo:country="GB"/>
    </style:style>
    <style:style style:name="P35" style:family="paragraph" style:parent-style-name="Standard">
      <style:text-properties fo:language="en" fo:country="GB" officeooo:paragraph-rsid="001875c8"/>
    </style:style>
    <style:style style:name="P36" style:family="paragraph" style:parent-style-name="Standard">
      <style:text-properties fo:language="en" fo:country="GB" officeooo:rsid="001875c8" officeooo:paragraph-rsid="001875c8"/>
    </style:style>
    <style:style style:name="P37" style:family="paragraph" style:parent-style-name="Standard">
      <style:text-properties fo:language="en" fo:country="GB" officeooo:rsid="001875c8" officeooo:paragraph-rsid="00203cab"/>
    </style:style>
    <style:style style:name="P38" style:family="paragraph" style:parent-style-name="Standard">
      <style:text-properties fo:language="en" fo:country="GB" officeooo:rsid="001caac5" officeooo:paragraph-rsid="001caac5"/>
    </style:style>
    <style:style style:name="P39" style:family="paragraph" style:parent-style-name="Standard">
      <style:text-properties fo:language="en" fo:country="GB" officeooo:paragraph-rsid="00203cab"/>
    </style:style>
    <style:style style:name="P40" style:family="paragraph" style:parent-style-name="Standard">
      <style:text-properties fo:language="bg" fo:country="BG"/>
    </style:style>
    <style:style style:name="P41" style:family="paragraph" style:parent-style-name="Standard">
      <style:text-properties fo:language="bg" fo:country="BG" officeooo:rsid="001875c8" officeooo:paragraph-rsid="00203cab"/>
    </style:style>
    <style:style style:name="P42" style:family="paragraph" style:parent-style-name="Standard">
      <style:text-properties fo:language="bg" fo:country="BG" officeooo:rsid="001a6828" officeooo:paragraph-rsid="00203cab"/>
    </style:style>
    <style:style style:name="P43" style:family="paragraph" style:parent-style-name="Standard">
      <style:text-properties fo:language="bg" fo:country="BG" officeooo:rsid="001acf4a" officeooo:paragraph-rsid="00203cab"/>
    </style:style>
    <style:style style:name="P44" style:family="paragraph" style:parent-style-name="Standard">
      <style:text-properties fo:language="bg" fo:country="BG" officeooo:paragraph-rsid="00203cab"/>
    </style:style>
    <style:style style:name="P45" style:family="paragraph" style:parent-style-name="Standard">
      <style:text-properties officeooo:paragraph-rsid="001acf4a"/>
    </style:style>
    <style:style style:name="P46" style:family="paragraph" style:parent-style-name="Standard">
      <style:text-properties officeooo:paragraph-rsid="002355db"/>
    </style:style>
    <style:style style:name="P47" style:family="paragraph">
      <style:text-properties fo:language="bg" fo:country="BG"/>
    </style:style>
    <style:style style:name="P48" style:family="paragraph" style:parent-style-name="List_20_Paragraph" style:list-style-name="WWNum20">
      <style:paragraph-properties fo:margin-top="0in" fo:margin-bottom="0.111in" loext:contextual-spacing="true" fo:line-height="108%"/>
      <style:text-properties officeooo:paragraph-rsid="0001d63c"/>
    </style:style>
    <style:style style:name="P49" style:family="paragraph" style:parent-style-name="List_20_Paragraph" style:list-style-name="WWNum20">
      <style:paragraph-properties fo:margin-top="0in" fo:margin-bottom="0.111in" loext:contextual-spacing="true" fo:line-height="108%"/>
      <style:text-properties officeooo:paragraph-rsid="000304c1"/>
    </style:style>
    <style:style style:name="P50" style:family="paragraph" style:parent-style-name="List_20_Paragraph" style:list-style-name="WWNum20">
      <style:paragraph-properties fo:margin-top="0in" fo:margin-bottom="0.111in" loext:contextual-spacing="true" fo:line-height="108%"/>
      <style:text-properties officeooo:paragraph-rsid="00048411"/>
    </style:style>
    <style:style style:name="P51" style:family="paragraph" style:parent-style-name="List_20_Paragraph" style:list-style-name="WWNum20">
      <style:paragraph-properties fo:margin-top="0in" fo:margin-bottom="0.111in" loext:contextual-spacing="true" fo:line-height="108%"/>
      <style:text-properties officeooo:paragraph-rsid="0007aea9"/>
    </style:style>
    <style:style style:name="P52" style:family="paragraph" style:parent-style-name="List_20_Paragraph" style:list-style-name="WWNum21">
      <style:paragraph-properties fo:margin-top="0in" fo:margin-bottom="0.111in" loext:contextual-spacing="true" fo:line-height="108%"/>
      <style:text-properties officeooo:paragraph-rsid="0004bea6"/>
    </style:style>
    <style:style style:name="P53" style:family="paragraph" style:parent-style-name="List_20_Paragraph" style:list-style-name="WWNum21">
      <style:paragraph-properties fo:margin-top="0in" fo:margin-bottom="0.111in" loext:contextual-spacing="true" fo:line-height="108%"/>
      <style:text-properties officeooo:paragraph-rsid="0005b182"/>
    </style:style>
    <style:style style:name="P54" style:family="paragraph" style:parent-style-name="List_20_Paragraph" style:list-style-name="WWNum20">
      <style:paragraph-properties fo:margin-top="0in" fo:margin-bottom="0.111in" loext:contextual-spacing="true" fo:line-height="108%"/>
      <style:text-properties fo:language="en" fo:country="GB" officeooo:rsid="0007aea9" officeooo:paragraph-rsid="0007aea9"/>
    </style:style>
    <style:style style:name="P55" style:family="paragraph" style:parent-style-name="List_20_Paragraph" style:list-style-name="WWNum20">
      <style:paragraph-properties fo:margin-top="0in" fo:margin-bottom="0.111in" loext:contextual-spacing="true" fo:line-height="108%"/>
      <style:text-properties fo:language="en" fo:country="GB" officeooo:rsid="0007cbb6" officeooo:paragraph-rsid="0007cbb6"/>
    </style:style>
    <style:style style:name="T1" style:family="text">
      <style:text-properties fo:font-style="italic" style:text-underline-style="solid" style:text-underline-width="auto" style:text-underline-color="font-color" style:font-style-asian="italic"/>
    </style:style>
    <style:style style:name="T2" style:family="text">
      <style:text-properties fo:font-style="italic" style:text-underline-style="solid" style:text-underline-width="auto" style:text-underline-color="font-color" officeooo:rsid="001875c8" style:font-style-asian="italic"/>
    </style:style>
    <style:style style:name="T3" style:family="text">
      <style:text-properties fo:font-style="italic" style:text-underline-style="solid" style:text-underline-width="auto" style:text-underline-color="font-color" officeooo:rsid="00203cab" style:font-style-asian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anguage="en" fo:country="US"/>
    </style:style>
    <style:style style:name="T6" style:family="text">
      <style:text-properties fo:language="en" fo:country="GB"/>
    </style:style>
    <style:style style:name="T7" style:family="text">
      <style:text-properties fo:language="en" fo:country="GB" officeooo:rsid="000304c1"/>
    </style:style>
    <style:style style:name="T8" style:family="text">
      <style:text-properties fo:language="en" fo:country="GB" fo:font-style="italic" style:text-underline-style="solid" style:text-underline-width="auto" style:text-underline-color="font-color" officeooo:rsid="000304c1" style:font-style-asian="italic"/>
    </style:style>
    <style:style style:name="T9" style:family="text">
      <style:text-properties fo:language="en" fo:country="GB" fo:font-style="italic" style:text-underline-style="solid" style:text-underline-width="auto" style:text-underline-color="font-color" officeooo:rsid="0004bea6" style:font-style-asian="italic"/>
    </style:style>
    <style:style style:name="T10" style:family="text">
      <style:text-properties fo:language="en" fo:country="GB" fo:font-style="italic" style:text-underline-style="solid" style:text-underline-width="auto" style:text-underline-color="font-color" officeooo:rsid="0007aea9" style:font-style-asian="italic"/>
    </style:style>
    <style:style style:name="T11" style:family="text">
      <style:text-properties fo:language="en" fo:country="GB" fo:font-style="italic" style:text-underline-style="solid" style:text-underline-width="auto" style:text-underline-color="font-color" officeooo:rsid="000a7d63" style:font-style-asian="italic"/>
    </style:style>
    <style:style style:name="T12" style:family="text">
      <style:text-properties fo:language="en" fo:country="GB" fo:font-style="italic" style:text-underline-style="solid" style:text-underline-width="auto" style:text-underline-color="font-color" officeooo:rsid="001875c8" style:font-style-asian="italic"/>
    </style:style>
    <style:style style:name="T13" style:family="text">
      <style:text-properties fo:language="en" fo:country="GB" fo:font-style="italic" style:text-underline-style="solid" style:text-underline-width="auto" style:text-underline-color="font-color" officeooo:rsid="001caac5" style:font-style-asian="italic"/>
    </style:style>
    <style:style style:name="T14" style:family="text">
      <style:text-properties fo:language="en" fo:country="GB" fo:font-style="italic" style:text-underline-style="solid" style:text-underline-width="auto" style:text-underline-color="font-color" officeooo:rsid="0014dedb" style:font-style-asian="italic"/>
    </style:style>
    <style:style style:name="T15" style:family="text">
      <style:text-properties fo:language="en" fo:country="GB" officeooo:rsid="0004bea6"/>
    </style:style>
    <style:style style:name="T16" style:family="text">
      <style:text-properties fo:language="en" fo:country="GB" officeooo:rsid="0005b182"/>
    </style:style>
    <style:style style:name="T17" style:family="text">
      <style:text-properties fo:language="en" fo:country="GB" officeooo:rsid="0007aea9"/>
    </style:style>
    <style:style style:name="T18" style:family="text">
      <style:text-properties fo:language="en" fo:country="GB" officeooo:rsid="0007cbb6"/>
    </style:style>
    <style:style style:name="T19" style:family="text">
      <style:text-properties fo:language="en" fo:country="GB" officeooo:rsid="000fd296"/>
    </style:style>
    <style:style style:name="T20" style:family="text">
      <style:text-properties fo:language="en" fo:country="GB" officeooo:rsid="0015dba5"/>
    </style:style>
    <style:style style:name="T21" style:family="text">
      <style:text-properties fo:language="en" fo:country="GB" officeooo:rsid="0014dedb"/>
    </style:style>
    <style:style style:name="T22" style:family="text">
      <style:text-properties fo:language="en" fo:country="GB" officeooo:rsid="00177419"/>
    </style:style>
    <style:style style:name="T23" style:family="text">
      <style:text-properties fo:language="en" fo:country="GB" officeooo:rsid="0017c0c6"/>
    </style:style>
    <style:style style:name="T24" style:family="text">
      <style:text-properties fo:language="en" fo:country="GB" officeooo:rsid="001a6828"/>
    </style:style>
    <style:style style:name="T25" style:family="text">
      <style:text-properties fo:language="en" fo:country="GB" officeooo:rsid="001875c8"/>
    </style:style>
    <style:style style:name="T26" style:family="text">
      <style:text-properties fo:language="en" fo:country="GB" officeooo:rsid="001acf4a"/>
    </style:style>
    <style:style style:name="T27" style:family="text">
      <style:text-properties fo:language="en" fo:country="GB" officeooo:rsid="001caac5"/>
    </style:style>
    <style:style style:name="T28" style:family="text">
      <style:text-properties fo:language="en" fo:country="GB" officeooo:rsid="001f9e5e"/>
    </style:style>
    <style:style style:name="T29" style:family="text">
      <style:text-properties fo:language="en" fo:country="GB" officeooo:rsid="0020b006"/>
    </style:style>
    <style:style style:name="T30" style:family="text">
      <style:text-properties fo:language="en" fo:country="GB" officeooo:rsid="002355db"/>
    </style:style>
    <style:style style:name="T31" style:family="text">
      <style:text-properties fo:language="bg" fo:country="BG" officeooo:rsid="00048411"/>
    </style:style>
    <style:style style:name="T32" style:family="text">
      <style:text-properties fo:language="bg" fo:country="BG" officeooo:rsid="0014dedb"/>
    </style:style>
    <style:style style:name="T33" style:family="text">
      <style:text-properties fo:language="bg" fo:country="BG" fo:font-style="italic" style:text-underline-style="solid" style:text-underline-width="auto" style:text-underline-color="font-color" officeooo:rsid="00177419" style:font-style-asian="italic"/>
    </style:style>
    <style:style style:name="T34" style:family="text">
      <style:text-properties fo:language="bg" fo:country="BG" fo:font-style="italic" style:text-underline-style="solid" style:text-underline-width="auto" style:text-underline-color="font-color" officeooo:rsid="00203cab" style:font-style-asian="italic"/>
    </style:style>
    <style:style style:name="T35" style:family="text">
      <style:text-properties fo:language="bg" fo:country="BG" officeooo:rsid="00177419"/>
    </style:style>
    <style:style style:name="T36" style:family="text">
      <style:text-properties officeooo:rsid="0005b182"/>
    </style:style>
    <style:style style:name="T37" style:family="text">
      <style:text-properties officeooo:rsid="0007cbb6"/>
    </style:style>
    <style:style style:name="T38" style:family="text">
      <style:text-properties officeooo:rsid="0014dedb"/>
    </style:style>
    <style:style style:name="T39" style:family="text">
      <style:text-properties officeooo:rsid="000fd296"/>
    </style:style>
    <style:style style:name="T40" style:family="text">
      <style:text-properties officeooo:rsid="00177419"/>
    </style:style>
    <style:style style:name="T41" style:family="text">
      <style:text-properties fo:font-variant="normal" fo:text-transform="none" fo:color="#1e7ec8" style:font-name="helvetica" fo:font-size="15pt" fo:letter-spacing="normal" fo:language="en" fo:country="GB" fo:font-style="normal" fo:font-weight="normal"/>
    </style:style>
    <style:style style:name="T42" style:family="text">
      <style:text-properties fo:font-variant="normal" fo:text-transform="none" fo:color="#1e7ec8" style:font-name="helvetica" fo:font-size="15pt" fo:letter-spacing="normal" fo:language="en" fo:country="GB" fo:font-style="normal" fo:font-weight="normal" officeooo:rsid="0020b0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se cases related to System Authentication:</text:p>
      <text:p text:style-name="P6"/>
      <text:p text:style-name="P1"><text:span text:style-name="T1">Use Case №1:</text:span> Login <text:span text:style-name="T7">like Guest user </text:span><text:span text:style-name="T35">(</text:span><text:span text:style-name="T22">without registration)</text:span><text:line-break/><text:span text:style-name="T1">Primary Actor</text:span><text:span text:style-name="T4">:</text:span> User<text:line-break/><text:span text:style-name="T1">Pre Condition</text:span><text:span text:style-name="T4">:</text:span> Installed browser and active internet connection <text:line-break/><text:span text:style-name="T1">Main scenario</text:span>:</text:p>
      <text:list xml:id="list6144483840061263758" text:style-name="WWNum20">
        <text:list-item>
          <text:p text:style-name="P48">User initiates browser</text:p>
        </text:list-item>
        <text:list-item>
          <text:p text:style-name="P49">User specifies web address </text:p>
        </text:list-item>
        <text:list-item>
          <text:p text:style-name="P49">The user has access to the system</text:p>
          <text:p text:style-name="P48"/>
        </text:list-item>
      </text:list>
      <text:p text:style-name="P1"><text:span text:style-name="T1">Alternate scenario:</text:span><text:line-break/> <text:tab/><text:span text:style-name="T7">The user log in like registration user</text:span></text:p>
      <text:p text:style-name="P1"/>
      <text:p text:style-name="P7"/>
      <text:p text:style-name="P2"><text:span text:style-name="T1">Use Case №</text:span><text:span text:style-name="T8">2</text:span><text:span text:style-name="T1">:</text:span> Login <text:span text:style-name="T7">like Registration user</text:span><text:line-break/><text:span text:style-name="T1">Primary Actor</text:span><text:span text:style-name="T4">:</text:span> User<text:line-break/><text:span text:style-name="T1">Pre Condition</text:span><text:span text:style-name="T4">:</text:span> Installed browser and active internet connection <text:line-break/><text:span text:style-name="T1">Main scenario</text:span>:</text:p>
      <text:list xml:id="list222623726428129" text:continue-numbering="true" text:style-name="WWNum20">
        <text:list-header>
          <text:p text:style-name="P50"><text:span text:style-name="T31">1. </text:span>User initiates browser</text:p>
          <text:p text:style-name="P50"><text:span text:style-name="T31">2. </text:span>User specifies web address </text:p>
          <text:p text:style-name="P49"><text:span text:style-name="T31">3. </text:span>User gives <text:span text:style-name="T23">e-mail</text:span> and password<text:span text:style-name="T5"> </text:span>( refer to next chapters section “User Screens” )</text:p>
          <text:p text:style-name="P49"><text:span text:style-name="T31">4. </text:span>System does authentication</text:p>
          <text:p text:style-name="P49"><text:span text:style-name="T31">5. </text:span><text:span text:style-name="T7">T</text:span>he usser has access to the system <text:s/><text:span text:style-name="T7">like <text:s/>registration user</text:span></text:p>
        </text:list-header>
      </text:list>
      <text:p text:style-name="P3"><text:span text:style-name="T1">Alternate scenario:</text:span><text:line-break/> <text:s text:c="5"/>4.1 Authorization fails – wrong username/password<text:line-break/> <text:s/><text:tab/><text:tab/>4.1.1 Prompt the user that he typed the username/password wrong<text:line-break/> <text:tab/><text:tab/>4.1.2 Allow him to re-enter the username/password<text:line-break/> <text:tab/>4.2 Authorization fails – forgotten username/password<text:line-break/> <text:tab/><text:tab/>4.2.1 Prompt the user to enter his registered email<text:line-break/> <text:tab/><text:tab/>4.2.2 User receives an email with instructions about his login credentials</text:p>
      <text:p text:style-name="P3"/>
      <text:p text:style-name="P4"><text:span text:style-name="T1">Use Case №</text:span><text:span text:style-name="T9">3</text:span><text:span text:style-name="T4">:</text:span> Change password<text:line-break/><text:span text:style-name="T1">Primary Actor</text:span><text:span text:style-name="T4">:</text:span> User<text:line-break/><text:span text:style-name="T1">Pre Condition</text:span><text:span text:style-name="T4">:</text:span> User logged in <text:line-break/><text:span text:style-name="T1">Main scenario</text:span>:</text:p>
      <text:list xml:id="list1335093415921042456" text:style-name="WWNum21">
        <text:list-item>
          <text:p text:style-name="P52">User goes to <text:span text:style-name="T15">the main page and click link “Your account”</text:span><text:span text:style-name="T5"> (</text:span> refer to next chapters section “User Screens” <text:span text:style-name="T5">)</text:span></text:p>
        </text:list-item>
        <text:list-item>
          <text:p text:style-name="P52">User goes to <text:span text:style-name="T15">menu “Settings”</text:span></text:p>
        </text:list-item>
        <text:list-item>
          <text:p text:style-name="P53">User initiates <text:span text:style-name="T36">field </text:span>“<text:span text:style-name="T16">Old</text:span> Password”, “<text:span text:style-name="T16">New</text:span> Password” <text:span text:style-name="T16">and <text:s/>“”Retype New Password”</text:span></text:p>
        </text:list-item>
        <text:list-item>
          <text:p text:style-name="P52">User provides current password, new password and confirm new password</text:p>
        </text:list-item>
        <text:list-item>
          <text:p text:style-name="P52">System displays message for successful change </text:p>
        </text:list-item>
      </text:list>
      <text:p text:style-name="P15"><text:span text:style-name="T1">Alternate scenario:</text:span><text:line-break/> <text:tab/>4.1 Authorization fails – wrong password<text:line-break/> <text:s/><text:tab/><text:tab/>4.1.1 Prompt the user that he typed the password wrong<text:line-break/> <text:tab/><text:tab/>4.1.2 Allow him to re-enter the password<text:line-break/> <text:tab/>4.2 Authorization fails – new password and confirm new password do not match<text:line-break/> <text:tab/><text:tab/>4.2.1 Prompt the user that new password and confirm new password do not <text:soft-page-break/>match<text:line-break/> <text:tab/><text:tab/>4.2.2 Allow him to re-enter the attributes.<text:line-break/> <text:tab/>4.3 Authorization fails – new password and confirm password are less than 6 chars<text:line-break/> <text:tab/><text:tab/>4.3.1 Prompt the user that password must be at least 6 characters<text:line-break/> <text:tab/><text:tab/>4.3.2 Allow him to re-enter new and confirm password</text:p>
      <text:p text:style-name="P15"/>
      <text:p text:style-name="P15"><text:line-break/> <text:span text:style-name="T1">Use Case №</text:span><text:span text:style-name="T10">4</text:span><text:span text:style-name="T1">:</text:span> <text:span text:style-name="T7">Register as a user</text:span><text:line-break/><text:span text:style-name="T1">Primary Actor</text:span><text:span text:style-name="T4">:</text:span> User<text:line-break/><text:span text:style-name="T1">Pre Condition</text:span><text:span text:style-name="T4">:</text:span> Installed browser and active internet connection <text:line-break/><text:span text:style-name="T1">Main scenario</text:span>:</text:p>
      <text:list xml:id="list222623116817853" text:continue-list="list222623726428129" text:style-name="WWNum20">
        <text:list-header>
          <text:p text:style-name="P51"><text:span text:style-name="T31">1. </text:span>User initiates browser</text:p>
          <text:p text:style-name="P51"><text:span text:style-name="T31">2. </text:span>User specifies web address</text:p>
          <text:p text:style-name="P51"><text:span text:style-name="T17">3. User goes to Sign in </text:span><text:s/>( refer to next chapters section “User Screens” )</text:p>
          <text:p text:style-name="P54">4. User <text:s/>goes to “Create new account”</text:p>
          <text:p text:style-name="P51"><text:span text:style-name="T18">5</text:span><text:span text:style-name="T17">.</text:span><text:span text:style-name="T31"> </text:span>User <text:span text:style-name="T17">e</text:span><text:span text:style-name="T5">nter </text:span><text:span text:style-name="T18">a </text:span><text:span text:style-name="T5">name</text:span></text:p>
          <text:p text:style-name="P55">6. User enter a email</text:p>
          <text:p text:style-name="P54"><text:span text:style-name="T37">7</text:span>. User enter a password</text:p>
          <text:p text:style-name="P51"><text:span text:style-name="T18">8.</text:span><text:span text:style-name="T31"> </text:span><text:span text:style-name="T18">Press “Register” button</text:span></text:p>
          <text:p text:style-name="P51"><text:span text:style-name="T18">9</text:span><text:span text:style-name="T31">. </text:span><text:span text:style-name="T7">T</text:span>he usser has access to the system <text:s/><text:span text:style-name="T7">like <text:s/>registration user</text:span></text:p>
        </text:list-header>
      </text:list>
      <text:p text:style-name="P5"><text:span text:style-name="T1">Alternate scenario:</text:span><text:line-break/> <text:s text:c="6"/><text:span text:style-name="T18">8.1 </text:span>The user choose already registered user name</text:p>
      <text:p text:style-name="P5"><text:s text:c="12"/><text:span text:style-name="T18">8.1.1 The system displays an error message</text:span></text:p>
      <text:p text:style-name="P8"><text:s text:c="12"/>8.1.2 Allow him to re-enter new e-mail</text:p>
      <text:p text:style-name="P15"/>
      <text:p text:style-name="P16">Use cases related to <text:span text:style-name="T19">navigate in site</text:span></text:p>
      <text:p text:style-name="P16"/>
      <text:p text:style-name="P18"><text:span text:style-name="T1">Use Case №</text:span><text:span text:style-name="T11">5</text:span><text:span text:style-name="T1">:</text:span></text:p>
      <text:p text:style-name="P16">Primary Actor: User<text:line-break/>Pre Condition: User logged in <text:line-break/>Main scenario:</text:p>
      <text:p text:style-name="P27"/>
      <text:p text:style-name="P34">1. User goes to main page</text:p>
      <text:p text:style-name="Standard"><text:span text:style-name="T6">2. User choose any product category shopping: Dairy products, Chickens and eggs, </text:span><text:span text:style-name="T20">M</text:span><text:span text:style-name="T6">eat products, Fruits and vegetables, Organic fruits from Greece, </text:span><text:span text:style-name="T20">O</text:span><text:span text:style-name="T6">ther products.</text:span></text:p>
      <text:p text:style-name="P20">3. System displays а Selected category <text:span text:style-name="T20">or</text:span> subcategory</text:p>
      <text:p text:style-name="P20">4. <text:span text:style-name="T20">User choose some product</text:span></text:p>
      <text:p text:style-name="P22"><text:span text:style-name="T20">5. </text:span><text:span text:style-name="T38">System displays </text:span><text:span text:style-name="T6">picture of product and description with price for the product</text:span></text:p>
      <text:p text:style-name="P29"/>
      <text:p text:style-name="P19">Alternate scenario:</text:p>
      <text:p text:style-name="P9"><text:s/><text:span text:style-name="T20">5.</text:span><text:span text:style-name="T6">1 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Use cases related to <text:span text:style-name="T19">buy in site like registration user</text:span></text:p>
      <text:p text:style-name="P25"/>
      <text:p text:style-name="P17"><text:span text:style-name="T1">Use Case №</text:span><text:span text:style-name="T33">6</text:span><text:span text:style-name="T1">:</text:span></text:p>
      <text:p text:style-name="P23"><text:span text:style-name="T1">Primary Actor: User<text:line-break/>Pre Condition: User logged in </text:span><text:span text:style-name="T12">with username and password</text:span><text:span text:style-name="T1"><text:line-break/>Main scenario:</text:span></text:p>
      <text:p text:style-name="P26"/>
      <text:p text:style-name="P35">1. User goes to main page</text:p>
      <text:p text:style-name="P35">2. User choose any product category shopping</text:p>
      <text:p text:style-name="P21">3. System displays а Selected category <text:span text:style-name="T20">or</text:span> subcategory</text:p>
      <text:p text:style-name="P21">4. <text:span text:style-name="T20">User choose some product</text:span></text:p>
      <text:p text:style-name="P10"><text:span text:style-name="T6">5. </text:span>System displays <text:span text:style-name="T6">picture of product and description with price for the product</text:span></text:p>
      <text:p text:style-name="P36">6. User selects the quantity and delivery date</text:p>
      <text:p text:style-name="P11">7. <text:span text:style-name="T18">Press “</text:span><text:span text:style-name="T6">Add to Bag</text:span><text:span text:style-name="T18">” button</text:span></text:p>
      <text:p text:style-name="P12"><text:span text:style-name="T18">8. </text:span><text:span text:style-name="T24">Press ”Go to Checkout” </text:span><text:span text:style-name="T18">button</text:span></text:p>
      <text:p text:style-name="P45"><text:span text:style-name="T24">9. </text:span><text:span text:style-name="T32">System displays а </text:span><text:span text:style-name="T24">menu ”</text:span><text:span text:style-name="T26">Shipping </text:span><text:span text:style-name="T24">details”</text:span><text:span text:style-name="T32">, </text:span><text:span text:style-name="T29">where registration user has ready adress book </text:span><text:span text:style-name="T30">and User c</text:span><text:span text:style-name="T6">hoose delivery method </text:span></text:p>
      <text:p text:style-name="P13">10. <text:span text:style-name="T6">Press ”Checkout” </text:span><text:span text:style-name="T18">button</text:span></text:p>
      <text:p text:style-name="P13">11. <text:s/><text:span text:style-name="T38">System displays </text:span><text:span text:style-name="T26">a </text:span><text:span text:style-name="T6">menu ”</text:span><text:span text:style-name="T26">Payment </text:span><text:span text:style-name="T6">details”</text:span></text:p>
      <text:p text:style-name="P13"><text:span text:style-name="T6">12. Press ”Continue” </text:span><text:span text:style-name="T18">button</text:span></text:p>
      <text:p text:style-name="P14"><text:span text:style-name="T18">1</text:span><text:span text:style-name="T6">3. S</text:span><text:span text:style-name="T38">ystem displays </text:span><text:span text:style-name="T6">a last </text:span><text:span text:style-name="T21">menu ”</text:span><text:span text:style-name="T6">Place Order”</text:span></text:p>
      <text:p text:style-name="P14"><text:span text:style-name="T27">14.</text:span><text:span text:style-name="T21"> System displays message for successful </text:span><text:span text:style-name="T27">order</text:span></text:p>
      <text:p text:style-name="P38"/>
      <text:p text:style-name="P31">Alternate scenario:</text:p>
      <text:p text:style-name="P34">1. User log in to buy in site without <text:s/>registration</text:p>
      <text:p text:style-name="P34"/>
      <text:p text:style-name="P34"/>
      <text:p text:style-name="P28">Use cases related to <text:span text:style-name="T39">buy in site like Guest user </text:span><text:span text:style-name="T35">(</text:span><text:span text:style-name="T40">without registration)</text:span></text:p>
      <text:p text:style-name="P32"><text:span text:style-name="T1">Use Case №</text:span><text:span text:style-name="T34">7</text:span><text:span text:style-name="T1">:</text:span></text:p>
      <text:p text:style-name="P30"><text:span text:style-name="T1">Primary Actor: User<text:line-break/>Pre Condition: User logged in </text:span><text:span text:style-name="T2">with</text:span><text:span text:style-name="T3">out</text:span><text:span text:style-name="T2"> username and password</text:span><text:span text:style-name="T1"><text:line-break/>Main scenario:</text:span></text:p>
      <text:p text:style-name="P30"><text:span text:style-name="T1"/></text:p>
      <text:p text:style-name="P39">1. User goes to main page</text:p>
      <text:p text:style-name="P39">2. User choose any product category shopping</text:p>
      <text:p text:style-name="P33">3. System displays а Selected category <text:span text:style-name="T20">or</text:span> subcategory</text:p>
      <text:p text:style-name="P33">4. <text:span text:style-name="T20">User choose some product</text:span></text:p>
      <text:p text:style-name="P44"><text:span text:style-name="T6">5. </text:span>System displays <text:span text:style-name="T6">picture of product and description with price for the product</text:span></text:p>
      <text:p text:style-name="P37">6. User selects the quantity and delivery date</text:p>
      <text:p text:style-name="P41">7. <text:span text:style-name="T18">Press “</text:span><text:span text:style-name="T6">Add to Bag</text:span><text:span text:style-name="T18">” button</text:span></text:p>
      <text:p text:style-name="P41"><text:span text:style-name="T18">8. </text:span><text:span text:style-name="T24">Press ”Go to Checkout” </text:span><text:span text:style-name="T18">button</text:span></text:p>
      <text:p text:style-name="P46"><text:span text:style-name="T24">9. </text:span><text:span text:style-name="T32">System displays а </text:span><text:span text:style-name="T24">menu ”</text:span><text:span text:style-name="T26">Shipping </text:span><text:span text:style-name="T24">details”</text:span><text:span text:style-name="T32"> </text:span><text:span text:style-name="T21">, </text:span><text:span text:style-name="T29">where user <text:s/></text:span><text:span text:style-name="T6">Enter shipping address</text:span><text:span text:style-name="T29"> </text:span><text:span text:style-name="T30">and User c</text:span><text:span text:style-name="T29">hoose delivery method </text:span></text:p>
      <text:p text:style-name="P42">10. <text:span text:style-name="T6">Press ”Checkout” </text:span><text:span text:style-name="T18">button</text:span></text:p>
      <text:p text:style-name="P42">11. <text:s/><text:span text:style-name="T38">System displays </text:span><text:span text:style-name="T26">a </text:span><text:span text:style-name="T6">menu ”</text:span><text:span text:style-name="T26">Payment </text:span><text:span text:style-name="T6">details”</text:span></text:p>
      <text:p text:style-name="P42"><text:span text:style-name="T6">12. Press ”Continue” </text:span><text:span text:style-name="T18">button</text:span></text:p>
      <text:p text:style-name="P43"><text:span text:style-name="T18">1</text:span><text:span text:style-name="T6">3. S</text:span><text:span text:style-name="T38">ystem displays </text:span><text:span text:style-name="T6">a last </text:span><text:span text:style-name="T21">menu ”</text:span><text:span text:style-name="T6">Place Order”</text:span></text:p>
      <text:p text:style-name="P10"><text:span text:style-name="T6">14. System displays message for successful order</text:span></text:p>
      <text:p text:style-name="P10"><text:soft-page-break/><text:span text:style-name="T6"/></text:p>
      <text:p text:style-name="P10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helvetica" svg:font-family="helvetica, arial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1M23S</meta:editing-duration>
    <meta:editing-cycles>16</meta:editing-cycles>
    <meta:generator>LibreOffice/5.1.1.3$Windows_X86_64 LibreOffice_project/89f508ef3ecebd2cfb8e1def0f0ba9a803b88a6d</meta:generator>
    <dc:date>2016-04-17T22:26:22.799000000</dc:date>
    <meta:document-statistic meta:table-count="0" meta:image-count="0" meta:object-count="0" meta:page-count="4" meta:paragraph-count="79" meta:word-count="791" meta:character-count="4928" meta:non-whitespace-character-count="4115"/>
    <meta:user-defined meta:name="Info 1"/>
    <meta:user-defined meta:name="Info 2"/>
    <meta:user-defined meta:name="Info 3"/>
    <meta:user-defined meta:name="Info 4"/>
  </office:meta>
</office:document-meta>
</file>